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A000000B75ACF0F61E158FBEA.jpg" manifest:media-type="image/jpeg"/>
  <manifest:file-entry manifest:full-path="Pictures/100000000000010A000000B7D02B13B03B817C0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Times New Roman1" svg:font-family="'Times New Roman'"/>
    <style:font-face style:name="Calibri1" svg:font-family="Calibri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cust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cust-Titel-und-Inhalt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P7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P8" style:family="paragraph">
      <style:paragraph-properties fo:margin-left="3.175cm" fo:margin-right="0cm" fo:line-height="100%" fo:text-align="start" fo:text-indent="-0.635cm" style:punctuation-wrap="simple" style:writing-mode="lr-tb">
        <style:tab-stops/>
      </style:paragraph-properties>
    </style:style>
    <style:style style:name="P9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159cm" text:min-label-width="0.794cm"/>
        <style:text-properties fo:font-family="Wingdings" style:font-pitch="variable" fo:color="#a3c1db" fo:font-size="100%"/>
      </text:list-level-style-bullet>
      <text:list-level-style-bullet text:level="2" text:bullet-char="§">
        <style:list-level-properties text:space-before="1.27cm" text:min-label-width="0.794cm"/>
        <style:text-properties fo:font-family="Wingdings" style:font-pitch="variable" fo:color="#a3c1db" fo:font-size="100%"/>
      </text:list-level-style-bullet>
      <text:list-level-style-bullet text:level="3" text:bullet-char="§">
        <style:list-level-properties text:space-before="2.381cm" text:min-label-width="0.794cm"/>
        <style:text-properties fo:font-family="Wingdings" style:font-pitch="variable" fo:color="#a3c1db" fo:font-size="100%"/>
      </text:list-level-style-bullet>
      <text:list-level-style-bullet text:level="4" text:bullet-char="§">
        <style:list-level-properties text:space-before="3.651cm" text:min-label-width="0.794cm"/>
        <style:text-properties fo:font-family="Wingdings" style:font-pitch="variable" fo:color="#a3c1db" fo:font-size="100%"/>
      </text:list-level-style-bullet>
      <text:list-level-style-bullet text:level="5" text:bullet-char="§">
        <style:list-level-properties text:space-before="4.921cm" text:min-label-width="0.794cm"/>
        <style:text-properties fo:font-family="Wingdings" style:font-pitch="variable" fo:color="#a3c1db" fo:font-size="100%"/>
      </text:list-level-style-bullet>
      <text:list-level-style-bullet text:level="6" text:bullet-char="§">
        <style:list-level-properties text:space-before="6.191cm" text:min-label-width="0.794cm"/>
        <style:text-properties fo:font-family="Wingdings" style:font-pitch="variable" fo:color="#a3c1db" fo:font-size="100%"/>
      </text:list-level-style-bullet>
      <text:list-level-style-bullet text:level="7" text:bullet-char="§">
        <style:list-level-properties text:space-before="7.461cm" text:min-label-width="0.794cm"/>
        <style:text-properties fo:font-family="Wingdings" style:font-pitch="variable" fo:color="#a3c1db" fo:font-size="100%"/>
      </text:list-level-style-bullet>
      <text:list-level-style-bullet text:level="8" text:bullet-char="§">
        <style:list-level-properties text:space-before="8.731cm" text:min-label-width="0.794cm"/>
        <style:text-properties fo:font-family="Wingdings" style:font-pitch="variable" fo:color="#a3c1db" fo:font-size="100%"/>
      </text:list-level-style-bullet>
      <text:list-level-style-bullet text:level="9" text:bullet-char="§">
        <style:list-level-properties text:space-before="10.001cm" text:min-label-width="0.794cm"/>
        <style:text-properties fo:font-family="Wingdings" style:font-pitch="variable" fo:color="#a3c1d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»">
        <style:list-level-properties text:space-before="0.318cm" text:min-label-width="0.635cm"/>
        <style:text-properties style:font-name="Calibri" fo:color="#a3c1db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Calibri" fo:color="#a3c1db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alibri" fo:color="#a3c1db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Calibri" fo:color="#a3c1db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alibri" fo:color="#a3c1db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Calibri" fo:color="#a3c1db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Calibri" fo:color="#a3c1db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Calibri" fo:color="#a3c1db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Calibri" fo:color="#a3c1d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a3c1db" fo:font-size="100%"/>
      </text:list-level-style-bullet>
      <text:list-level-style-bullet text:level="2" text:bullet-char="•">
        <style:list-level-properties text:space-before="1.111cm" text:min-label-width="0.953cm"/>
        <style:text-properties fo:color="#a3c1db" fo:font-size="100%"/>
      </text:list-level-style-bullet>
      <text:list-level-style-bullet text:level="3" text:bullet-char="•">
        <style:list-level-properties text:space-before="2.223cm" text:min-label-width="0.953cm"/>
        <style:text-properties fo:color="#a3c1db" fo:font-size="100%"/>
      </text:list-level-style-bullet>
      <text:list-level-style-bullet text:level="4" text:bullet-char="•">
        <style:list-level-properties text:space-before="3.493cm" text:min-label-width="0.953cm"/>
        <style:text-properties fo:color="#a3c1db" fo:font-size="100%"/>
      </text:list-level-style-bullet>
      <text:list-level-style-bullet text:level="5" text:bullet-char="•">
        <style:list-level-properties text:space-before="4.763cm" text:min-label-width="0.953cm"/>
        <style:text-properties fo:color="#a3c1db" fo:font-size="100%"/>
      </text:list-level-style-bullet>
      <text:list-level-style-bullet text:level="6" text:bullet-char="•">
        <style:list-level-properties text:space-before="6.032cm" text:min-label-width="0.953cm"/>
        <style:text-properties fo:color="#a3c1db" fo:font-size="100%"/>
      </text:list-level-style-bullet>
      <text:list-level-style-bullet text:level="7" text:bullet-char="•">
        <style:list-level-properties text:space-before="7.302cm" text:min-label-width="0.953cm"/>
        <style:text-properties fo:color="#a3c1db" fo:font-size="100%"/>
      </text:list-level-style-bullet>
      <text:list-level-style-bullet text:level="8" text:bullet-char="•">
        <style:list-level-properties text:space-before="8.572cm" text:min-label-width="0.953cm"/>
        <style:text-properties fo:color="#a3c1db" fo:font-size="100%"/>
      </text:list-level-style-bullet>
      <text:list-level-style-bullet text:level="9" text:bullet-char="•">
        <style:list-level-properties text:space-before="9.842cm" text:min-label-width="0.953cm"/>
        <style:text-properties fo:color="#a3c1d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8" draw:style-name="dp1" draw:master-page-name="Master1-Layout1-title-Titelfolie" presentation:presentation-page-layout-name="AL1T0">
        <office:forms form:automatic-focus="false" form:apply-design-mode="false"/>
        <draw:frame draw:name="Titel 1" presentation:style-name="pr1" draw:text-style-name="P2" draw:layer="layout" svg:width="21.59cm" svg:height="4.083cm" svg:x="1.984cm" svg:y="6.641cm" presentation:class="title">
          <draw:text-box>
            <text:p text:style-name="P1"><text:span text:style-name="T1">Werwolf</text:span></text:p>
          </draw:text-box>
        </draw:frame>
        <draw:frame draw:name="Untertitel 2" presentation:style-name="pr2" draw:text-style-name="P2" draw:layer="layout" svg:width="17.78cm" svg:height="4.868cm" svg:x="5.953cm" svg:y="11.404cm" presentation:class="subtitle">
          <draw:text-box>
            <text:p text:style-name="P3"><text:span text:style-name="T2">Jonathan Kloss, Benedikt May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6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25.4cm" svg:height="1.27cm" svg:x="0cm" svg:y="0.119cm" presentation:class="title">
          <draw:text-box>
            <text:p text:style-name="P5"><text:span text:style-name="T1">Projektpräsentation</text:span></text:p>
          </draw:text-box>
        </draw:frame>
        <draw:frame draw:name="Inhaltsplatzhalter 2" presentation:style-name="pr5" draw:text-style-name="P2" draw:layer="layout" svg:width="23.003cm" svg:height="13.802cm" svg:x="0.762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Beschreibung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Umsetzung der UI und der Navigation für das Spiel Werwolf </text:span><text:span text:style-name="T4"><text:line-break/></text:span><text:span text:style-name="T4"/></text:p>
                      </text:list-item>
                      <text:list-item>
                        <text:p text:style-name="P7"><text:span text:style-name="T4">Möglichkeiten:</text:span></text:p>
                        <text:list>
                          <text:list-item>
                            <text:p text:style-name="P8"><text:span text:style-name="T4">Login</text:span></text:p>
                          </text:list-item>
                          <text:list-item>
                            <text:p text:style-name="P8"><text:span text:style-name="T4">Spiel starten</text:span></text:p>
                          </text:list-item>
                          <text:list-item>
                            <text:p text:style-name="P8"><text:span text:style-name="T4">Spieleinstellungen festlegen</text:span></text:p>
                          </text:list-item>
                          <text:list-item>
                            <text:p text:style-name="P8"><text:span text:style-name="T4">Spiel beitreten</text:span></text:p>
                          </text:list-item>
                          <text:list-item>
                            <text:p text:style-name="P8"><text:span text:style-name="T4">Spieldurchlauf</text:span></text:p>
                          </text:list-item>
                          <text:list-item>
                            <text:p text:style-name="P8"><text:span text:style-name="T4">Einstellungen</text:span></text:p>
                          </text:list-item>
                          <text:list-item>
                            <text:p text:style-name="P8"><text:span text:style-name="T4">Spielregeln anzeigen</text:span></text:p>
                          </text:list-item>
                        </text:list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2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25.4cm" svg:height="1.27cm" svg:x="0cm" svg:y="0.119cm" presentation:class="title">
          <draw:text-box>
            <text:p text:style-name="P5"><text:span text:style-name="T1">Projektpräsentation - Nutzer</text:span></text:p>
          </draw:text-box>
        </draw:frame>
        <draw:frame draw:name="Inhaltsplatzhalter 2" presentation:style-name="pr5" draw:text-style-name="P2" draw:layer="layout" svg:width="23.003cm" svg:height="13.802cm" svg:x="0.699cm" svg:y="2.28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Zielgrupp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Kinder </text:span></text:p>
                      </text:list-item>
                      <text:list-item>
                        <text:p text:style-name="P7"><text:span text:style-name="T4">Jugendliche </text:span></text:p>
                      </text:list-item>
                      <text:list-item>
                        <text:p text:style-name="P7"><text:span text:style-name="T4">Erwachsene</text:span></text:p>
                      </text:list-item>
                      <text:list-item>
                        <text:p text:style-name="P7"><text:span text:style-name="T4">Für Smartphones</text:span></text:p>
                      </text:list-item>
                      <text:list-item>
                        <text:p text:style-name="P7"><text:span text:style-name="T4">Einsteiger und Fortgeschrittene 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Unterstützter Workflow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Einstellungen ändern</text:span></text:p>
                      </text:list-item>
                      <text:list-item>
                        <text:p text:style-name="P7"><text:span text:style-name="T4">Spiel starten</text:span></text:p>
                      </text:list-item>
                      <text:list-item>
                        <text:p text:style-name="P7"><text:span text:style-name="T4">Spiel spiel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2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25.4cm" svg:height="1.27cm" svg:x="0cm" svg:y="0.119cm" presentation:class="title">
          <draw:text-box>
            <text:p text:style-name="P5"><text:span text:style-name="T1">Projektpräsentation - Bedienung</text:span></text:p>
          </draw:text-box>
        </draw:frame>
        <draw:frame draw:name="Inhaltsplatzhalter 2" presentation:style-name="pr5" draw:text-style-name="P2" draw:layer="layout" svg:width="23.003cm" svg:height="13.802cm" svg:x="0.699cm" svg:y="2.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Affordanc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Intuitive Spielerstellung</text:span></text:p>
                      </text:list-item>
                      <text:list-item>
                        <text:p text:style-name="P7"><text:span text:style-name="T4">Standardwerte</text:span></text:p>
                      </text:list-item>
                      <text:list-item>
                        <text:p text:style-name="P7"><text:span text:style-name="T4">Reale, lokale Konstellation der Spieler (Sitzkreis)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Systemzustan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Spielfortschritt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nstrain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Spieleranzahl</text:span></text:p>
                      </text:list-item>
                      <text:list-item>
                        <text:p text:style-name="P7"><text:span text:style-name="T4">Roll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2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25.4cm" svg:height="1.27cm" svg:x="0cm" svg:y="0.119cm" presentation:class="title">
          <draw:text-box>
            <text:p text:style-name="P5"><text:span text:style-name="T1">Projektpräsentation - Interface</text:span></text:p>
          </draw:text-box>
        </draw:frame>
        <draw:frame draw:name="Inhaltsplatzhalter 2" presentation:style-name="pr5" draw:text-style-name="P2" draw:layer="layout" svg:width="23.003cm" svg:height="13.802cm" svg:x="0.699cm" svg:y="2.7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Regularität/Reihenfolg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Rollenreihenfolge</text:span></text:p>
                      </text:list-item>
                      <text:list-item>
                        <text:p text:style-name="P7"><text:span text:style-name="T4">Spielablauf</text:span></text:p>
                      </text:list-item>
                      <text:list-item>
                        <text:p text:style-name="P7"><text:span text:style-name="T4">Widerspiegelung der realen Gegebenheiten 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Vorhersagbarkeit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Menübedie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2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25.4cm" svg:height="1.27cm" svg:x="0cm" svg:y="0.119cm" presentation:class="title">
          <draw:text-box>
            <text:p text:style-name="P5"><text:span text:style-name="T1">Projektpräsentation - Interface</text:span></text:p>
          </draw:text-box>
        </draw:frame>
        <draw:frame draw:name="Inhaltsplatzhalter 2" presentation:style-name="pr5" draw:text-style-name="P2" draw:layer="layout" svg:width="23.003cm" svg:height="13.802cm" svg:x="0.699cm" svg:y="2.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Ökonomi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Effizientes Menü</text:span></text:p>
                      </text:list-item>
                      <text:list-item>
                        <text:p text:style-name="P7"><text:span text:style-name="T4">Multiple Steuerungsmöglichkeiten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Gruppierung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Einstellungsmöglichkeiten</text:span></text:p>
                      </text:list-item>
                      <text:list-item>
                        <text:p text:style-name="P7"><text:span text:style-name="T4">Rolleneinstellungen</text:span></text:p>
                      </text:list-item>
                      <text:list-item>
                        <text:p text:style-name="P7"><text:span text:style-name="T4">Spieleinstellungen</text:span></text:p>
                      </text:list-item>
                      <text:list-item>
                        <text:p text:style-name="P7"><text:span text:style-name="T4">Namen</text:span></text:p>
                      </text:list-item>
                      <text:list-item>
                        <text:p text:style-name="P7"><text:span text:style-name="T4">Spielerinformation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2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25.4cm" svg:height="1.27cm" svg:x="0cm" svg:y="0.119cm" presentation:class="title">
          <draw:text-box>
            <text:p text:style-name="P5"><text:span text:style-name="T1">Projektpräsentation</text:span></text:p>
          </draw:text-box>
        </draw:frame>
        <draw:frame draw:name="Inhaltsplatzhalter 2" presentation:style-name="pr5" draw:text-style-name="P2" draw:layer="layout" svg:width="23.614cm" svg:height="13.745cm" svg:x="1.27cm" svg:y="3.527cm" presentation:class="outline" presentation:user-transformed="true">
          <draw:text-box>
            <text:list text:style-name="L4">
              <text:list-item>
                <text:p text:style-name="P9"><text:span text:style-name="T2">Live-Demo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Times New Roman1" svg:font-family="'Times New Roman'"/>
    <style:font-face style:name="Calibri1" svg:font-family="Calibri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73" draw:style="linear" draw:start-color="#a3c1db" draw:end-color="#ffffff" draw:start-intensity="100%" draw:end-intensity="100%" draw:angle="2700" draw:border="0%"/>
    <draw:marker draw:name="Arrow" svg:viewBox="0 0 20 30" svg:d="M10 0l-10 30h20z"/>
    <style:default-style style:family="graphic">
      <style:graphic-properties draw:stroke="solid" svg:stroke-width="0.071cm" svg:stroke-color="#236fbc" draw:fill-color="#3399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design-background" style:family="presentation">
      <style:graphic-properties draw:stroke="none" draw:fill="solid" draw:fill-color="#ffffff"/>
      <style:text-properties style:letter-kerning="true"/>
    </style:style>
    <style:style style:name="Master1-Standard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design-outline1" style:family="presentation">
      <style:graphic-properties draw:stroke="none" draw:fill="none" draw:auto-grow-height="false" draw:fit-to-size="shrink-to-fit">
        <text:list-style style:name="Master1-Standard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design-outline2" style:family="presentation" style:parent-style-name="Master1-Standarddesign-outline1">
      <style:paragraph-properties fo:margin-top="0.4cm" fo:margin-bottom="0cm"/>
      <style:text-properties fo:font-size="28pt" style:font-size-asian="28pt" style:font-size-complex="28pt"/>
    </style:style>
    <style:style style:name="Master1-Standarddesign-outline3" style:family="presentation" style:parent-style-name="Master1-Standarddesign-outline2">
      <style:paragraph-properties fo:margin-top="0.3cm" fo:margin-bottom="0cm"/>
      <style:text-properties fo:font-size="24pt" style:font-size-asian="24pt" style:font-size-complex="24pt"/>
    </style:style>
    <style:style style:name="Master1-Standarddesign-outline4" style:family="presentation" style:parent-style-name="Master1-Standarddesign-outline3">
      <style:paragraph-properties fo:margin-top="0.2cm" fo:margin-bottom="0cm"/>
      <style:text-properties fo:font-size="20pt" style:font-size-asian="20pt" style:font-size-complex="20pt"/>
    </style:style>
    <style:style style:name="Master1-Standarddesign-outline5" style:family="presentation" style:parent-style-name="Master1-Standarddesign-outline4">
      <style:paragraph-properties fo:margin-top="0.1cm" fo:margin-bottom="0cm"/>
      <style:text-properties fo:font-size="20pt" style:font-size-asian="20pt" style:font-size-complex="20pt"/>
    </style:style>
    <style:style style:name="Master1-Standarddesign-outline6" style:family="presentation" style:parent-style-name="Master1-Standarddesign-outline5">
      <style:paragraph-properties fo:margin-top="0.1cm" fo:margin-bottom="0cm"/>
      <style:text-properties fo:font-size="20pt" style:font-size-asian="20pt" style:font-size-complex="20pt"/>
    </style:style>
    <style:style style:name="Master1-Standarddesign-outline7" style:family="presentation" style:parent-style-name="Master1-Standarddesign-outline6">
      <style:paragraph-properties fo:margin-top="0.1cm" fo:margin-bottom="0cm"/>
      <style:text-properties fo:font-size="20pt" style:font-size-asian="20pt" style:font-size-complex="20pt"/>
    </style:style>
    <style:style style:name="Master1-Standarddesign-outline8" style:family="presentation" style:parent-style-name="Master1-Standarddesign-outline7">
      <style:paragraph-properties fo:margin-top="0.1cm" fo:margin-bottom="0cm"/>
      <style:text-properties fo:font-size="20pt" style:font-size-asian="20pt" style:font-size-complex="20pt"/>
    </style:style>
    <style:style style:name="Master1-Standarddesign-outline9" style:family="presentation" style:parent-style-name="Master1-Standarddesign-outline8">
      <style:paragraph-properties fo:margin-top="0.1cm" fo:margin-bottom="0cm"/>
      <style:text-properties fo:font-size="20pt" style:font-size-asian="20pt" style:font-size-complex="20pt"/>
    </style:style>
    <style:style style:name="Master1-Standarddesign-subtitle" style:family="presentation">
      <style:graphic-properties draw:stroke="none" draw:fill="none" draw:textarea-vertical-align="middle">
        <text:list-style style:name="Master1-Standard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design-title" style:family="presentation">
      <style:graphic-properties draw:stroke="none" draw:fill="none" draw:textarea-vertical-align="middle">
        <text:list-style style:name="Master1-Standard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background" style:family="presentation">
      <style:graphic-properties draw:stroke="none" draw:fill="solid" draw:fill-color="#ffffff"/>
      <style:text-properties style:letter-kerning="true"/>
    </style:style>
    <style:style style:name="Master1-Layout2-cust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1" style:family="presentation">
      <style:graphic-properties draw:stroke="none" draw:fill="none" draw:auto-grow-height="false" draw:fit-to-size="shrink-to-fit">
        <text:list-style style:name="Master1-Layout2-cust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2" style:family="presentation" style:parent-style-name="Master1-Layout2-cust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cust-Titel-und-Inhalt-outline3" style:family="presentation" style:parent-style-name="Master1-Layout2-cust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cust-Titel-und-Inhalt-outline4" style:family="presentation" style:parent-style-name="Master1-Layout2-cust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cust-Titel-und-Inhalt-outline5" style:family="presentation" style:parent-style-name="Master1-Layout2-cust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6" style:family="presentation" style:parent-style-name="Master1-Layout2-cust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7" style:family="presentation" style:parent-style-name="Master1-Layout2-cust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8" style:family="presentation" style:parent-style-name="Master1-Layout2-cust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9" style:family="presentation" style:parent-style-name="Master1-Layout2-cust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subtitle" style:family="presentation">
      <style:graphic-properties draw:stroke="none" draw:fill="none" draw:textarea-vertical-align="middle">
        <text:list-style style:name="Master1-Layout2-cust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title" style:family="presentation">
      <style:graphic-properties draw:stroke="none" draw:fill="none" draw:textarea-vertical-align="middle">
        <text:list-style style:name="Master1-Layout2-cust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sign1-background" style:family="presentation">
      <style:graphic-properties draw:stroke="none" draw:fill="solid" draw:fill-color="#ffffff"/>
      <style:text-properties style:letter-kerning="true"/>
    </style:style>
    <style:style style:name="Master2-Desig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sig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sign1-outline1" style:family="presentation">
      <style:graphic-properties draw:stroke="none" draw:fill="none" draw:auto-grow-height="false" draw:fit-to-size="shrink-to-fit">
        <text:list-style style:name="Master2-Desig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sign1-outline2" style:family="presentation" style:parent-style-name="Master2-Design1-outline1">
      <style:paragraph-properties fo:margin-top="0.4cm" fo:margin-bottom="0cm"/>
      <style:text-properties fo:font-size="28pt" style:font-size-asian="28pt" style:font-size-complex="28pt"/>
    </style:style>
    <style:style style:name="Master2-Design1-outline3" style:family="presentation" style:parent-style-name="Master2-Design1-outline2">
      <style:paragraph-properties fo:margin-top="0.3cm" fo:margin-bottom="0cm"/>
      <style:text-properties fo:font-size="24pt" style:font-size-asian="24pt" style:font-size-complex="24pt"/>
    </style:style>
    <style:style style:name="Master2-Design1-outline4" style:family="presentation" style:parent-style-name="Master2-Design1-outline3">
      <style:paragraph-properties fo:margin-top="0.2cm" fo:margin-bottom="0cm"/>
      <style:text-properties fo:font-size="20pt" style:font-size-asian="20pt" style:font-size-complex="20pt"/>
    </style:style>
    <style:style style:name="Master2-Design1-outline5" style:family="presentation" style:parent-style-name="Master2-Design1-outline4">
      <style:paragraph-properties fo:margin-top="0.1cm" fo:margin-bottom="0cm"/>
      <style:text-properties fo:font-size="20pt" style:font-size-asian="20pt" style:font-size-complex="20pt"/>
    </style:style>
    <style:style style:name="Master2-Design1-outline6" style:family="presentation" style:parent-style-name="Master2-Design1-outline5">
      <style:paragraph-properties fo:margin-top="0.1cm" fo:margin-bottom="0cm"/>
      <style:text-properties fo:font-size="20pt" style:font-size-asian="20pt" style:font-size-complex="20pt"/>
    </style:style>
    <style:style style:name="Master2-Design1-outline7" style:family="presentation" style:parent-style-name="Master2-Design1-outline6">
      <style:paragraph-properties fo:margin-top="0.1cm" fo:margin-bottom="0cm"/>
      <style:text-properties fo:font-size="20pt" style:font-size-asian="20pt" style:font-size-complex="20pt"/>
    </style:style>
    <style:style style:name="Master2-Design1-outline8" style:family="presentation" style:parent-style-name="Master2-Design1-outline7">
      <style:paragraph-properties fo:margin-top="0.1cm" fo:margin-bottom="0cm"/>
      <style:text-properties fo:font-size="20pt" style:font-size-asian="20pt" style:font-size-complex="20pt"/>
    </style:style>
    <style:style style:name="Master2-Design1-outline9" style:family="presentation" style:parent-style-name="Master2-Design1-outline8">
      <style:paragraph-properties fo:margin-top="0.1cm" fo:margin-bottom="0cm"/>
      <style:text-properties fo:font-size="20pt" style:font-size-asian="20pt" style:font-size-complex="20pt"/>
    </style:style>
    <style:style style:name="Master2-Design1-subtitle" style:family="presentation">
      <style:graphic-properties draw:stroke="none" draw:fill="none" draw:textarea-vertical-align="middle">
        <text:list-style style:name="Master2-Desig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sign1-title" style:family="presentation">
      <style:graphic-properties draw:stroke="none" draw:fill="none" draw:textarea-vertical-align="middle">
        <text:list-style style:name="Master2-Desig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Inhalt-background" style:family="presentation">
      <style:graphic-properties draw:stroke="none" draw:fill="solid" draw:fill-color="#ffffff"/>
      <style:text-properties style:letter-kerning="true"/>
    </style:style>
    <style:style style:name="Master2-Layout1-cust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Inhalt-outline1" style:family="presentation">
      <style:graphic-properties draw:stroke="none" draw:fill="none" draw:auto-grow-height="false" draw:fit-to-size="shrink-to-fit">
        <text:list-style style:name="Master2-Layout1-cust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Inhalt-outline2" style:family="presentation" style:parent-style-name="Master2-Layout1-cust-Inhalt-outline1">
      <style:paragraph-properties fo:margin-top="0.4cm" fo:margin-bottom="0cm"/>
      <style:text-properties fo:font-size="28pt" style:font-size-asian="28pt" style:font-size-complex="28pt"/>
    </style:style>
    <style:style style:name="Master2-Layout1-cust-Inhalt-outline3" style:family="presentation" style:parent-style-name="Master2-Layout1-cust-Inhalt-outline2">
      <style:paragraph-properties fo:margin-top="0.3cm" fo:margin-bottom="0cm"/>
      <style:text-properties fo:font-size="24pt" style:font-size-asian="24pt" style:font-size-complex="24pt"/>
    </style:style>
    <style:style style:name="Master2-Layout1-cust-Inhalt-outline4" style:family="presentation" style:parent-style-name="Master2-Layout1-cust-Inhalt-outline3">
      <style:paragraph-properties fo:margin-top="0.2cm" fo:margin-bottom="0cm"/>
      <style:text-properties fo:font-size="20pt" style:font-size-asian="20pt" style:font-size-complex="20pt"/>
    </style:style>
    <style:style style:name="Master2-Layout1-cust-Inhalt-outline5" style:family="presentation" style:parent-style-name="Master2-Layout1-cust-Inhalt-outline4">
      <style:paragraph-properties fo:margin-top="0.1cm" fo:margin-bottom="0cm"/>
      <style:text-properties fo:font-size="20pt" style:font-size-asian="20pt" style:font-size-complex="20pt"/>
    </style:style>
    <style:style style:name="Master2-Layout1-cust-Inhalt-outline6" style:family="presentation" style:parent-style-name="Master2-Layout1-cust-Inhalt-outline5">
      <style:paragraph-properties fo:margin-top="0.1cm" fo:margin-bottom="0cm"/>
      <style:text-properties fo:font-size="20pt" style:font-size-asian="20pt" style:font-size-complex="20pt"/>
    </style:style>
    <style:style style:name="Master2-Layout1-cust-Inhalt-outline7" style:family="presentation" style:parent-style-name="Master2-Layout1-cust-Inhalt-outline6">
      <style:paragraph-properties fo:margin-top="0.1cm" fo:margin-bottom="0cm"/>
      <style:text-properties fo:font-size="20pt" style:font-size-asian="20pt" style:font-size-complex="20pt"/>
    </style:style>
    <style:style style:name="Master2-Layout1-cust-Inhalt-outline8" style:family="presentation" style:parent-style-name="Master2-Layout1-cust-Inhalt-outline7">
      <style:paragraph-properties fo:margin-top="0.1cm" fo:margin-bottom="0cm"/>
      <style:text-properties fo:font-size="20pt" style:font-size-asian="20pt" style:font-size-complex="20pt"/>
    </style:style>
    <style:style style:name="Master2-Layout1-cust-Inhalt-outline9" style:family="presentation" style:parent-style-name="Master2-Layout1-cust-Inhalt-outline8">
      <style:paragraph-properties fo:margin-top="0.1cm" fo:margin-bottom="0cm"/>
      <style:text-properties fo:font-size="20pt" style:font-size-asian="20pt" style:font-size-complex="20pt"/>
    </style:style>
    <style:style style:name="Master2-Layout1-cust-Inhalt-subtitle" style:family="presentation">
      <style:graphic-properties draw:stroke="none" draw:fill="none" draw:textarea-vertical-align="middle">
        <text:list-style style:name="Master2-Layout1-cust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Inhalt-title" style:family="presentation">
      <style:graphic-properties draw:stroke="none" draw:fill="none" draw:textarea-vertical-align="middle">
        <text:list-style style:name="Master2-Layout1-cust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Titel-background" style:family="presentation">
      <style:graphic-properties draw:stroke="none" draw:fill="solid" draw:fill-color="#ffffff"/>
      <style:text-properties style:letter-kerning="true"/>
    </style:style>
    <style:style style:name="Master2-Layout2-cust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Titel-outline1" style:family="presentation">
      <style:graphic-properties draw:stroke="none" draw:fill="none" draw:auto-grow-height="false" draw:fit-to-size="shrink-to-fit">
        <text:list-style style:name="Master2-Layout2-cust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Titel-outline2" style:family="presentation" style:parent-style-name="Master2-Layout2-cust-Titel-outline1">
      <style:paragraph-properties fo:margin-top="0.4cm" fo:margin-bottom="0cm"/>
      <style:text-properties fo:font-size="28pt" style:font-size-asian="28pt" style:font-size-complex="28pt"/>
    </style:style>
    <style:style style:name="Master2-Layout2-cust-Titel-outline3" style:family="presentation" style:parent-style-name="Master2-Layout2-cust-Titel-outline2">
      <style:paragraph-properties fo:margin-top="0.3cm" fo:margin-bottom="0cm"/>
      <style:text-properties fo:font-size="24pt" style:font-size-asian="24pt" style:font-size-complex="24pt"/>
    </style:style>
    <style:style style:name="Master2-Layout2-cust-Titel-outline4" style:family="presentation" style:parent-style-name="Master2-Layout2-cust-Titel-outline3">
      <style:paragraph-properties fo:margin-top="0.2cm" fo:margin-bottom="0cm"/>
      <style:text-properties fo:font-size="20pt" style:font-size-asian="20pt" style:font-size-complex="20pt"/>
    </style:style>
    <style:style style:name="Master2-Layout2-cust-Titel-outline5" style:family="presentation" style:parent-style-name="Master2-Layout2-cust-Titel-outline4">
      <style:paragraph-properties fo:margin-top="0.1cm" fo:margin-bottom="0cm"/>
      <style:text-properties fo:font-size="20pt" style:font-size-asian="20pt" style:font-size-complex="20pt"/>
    </style:style>
    <style:style style:name="Master2-Layout2-cust-Titel-outline6" style:family="presentation" style:parent-style-name="Master2-Layout2-cust-Titel-outline5">
      <style:paragraph-properties fo:margin-top="0.1cm" fo:margin-bottom="0cm"/>
      <style:text-properties fo:font-size="20pt" style:font-size-asian="20pt" style:font-size-complex="20pt"/>
    </style:style>
    <style:style style:name="Master2-Layout2-cust-Titel-outline7" style:family="presentation" style:parent-style-name="Master2-Layout2-cust-Titel-outline6">
      <style:paragraph-properties fo:margin-top="0.1cm" fo:margin-bottom="0cm"/>
      <style:text-properties fo:font-size="20pt" style:font-size-asian="20pt" style:font-size-complex="20pt"/>
    </style:style>
    <style:style style:name="Master2-Layout2-cust-Titel-outline8" style:family="presentation" style:parent-style-name="Master2-Layout2-cust-Titel-outline7">
      <style:paragraph-properties fo:margin-top="0.1cm" fo:margin-bottom="0cm"/>
      <style:text-properties fo:font-size="20pt" style:font-size-asian="20pt" style:font-size-complex="20pt"/>
    </style:style>
    <style:style style:name="Master2-Layout2-cust-Titel-outline9" style:family="presentation" style:parent-style-name="Master2-Layout2-cust-Titel-outline8">
      <style:paragraph-properties fo:margin-top="0.1cm" fo:margin-bottom="0cm"/>
      <style:text-properties fo:font-size="20pt" style:font-size-asian="20pt" style:font-size-complex="20pt"/>
    </style:style>
    <style:style style:name="Master2-Layout2-cust-Titel-subtitle" style:family="presentation">
      <style:graphic-properties draw:stroke="none" draw:fill="none" draw:textarea-vertical-align="middle">
        <text:list-style style:name="Master2-Layout2-cust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Titel-title" style:family="presentation">
      <style:graphic-properties draw:stroke="none" draw:fill="none" draw:textarea-vertical-align="middle">
        <text:list-style style:name="Master2-Layout2-cust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cbdbe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106cm" draw:shadow-color="#000000" draw:shadow-opacity="40%"/>
    </style:style>
    <style:style style:name="Mgr4" style:family="graphic" style:parent-style-name="standard">
      <style:graphic-properties draw:stroke="solid" svg:stroke-width="0.106cm" svg:stroke-color="#53718b" svg:stroke-opacity="100%" draw:fill="none" fo:padding-top="0.178cm" fo:padding-bottom="0.178cm" fo:padding-left="0.303cm" fo:padding-right="0.303cm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gradient" draw:fill-gradient-name="a73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.473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185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3.855cm" fo:padding-top="0.127cm" fo:padding-bottom="0.127cm" fo:padding-left="0.254cm" fo:padding-right="0.254cm" fo:wrap-option="no-wrap"/>
    </style:style>
    <style:style style:name="Mpr1" style:family="presentation" style:parent-style-name="Master1-Standard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Standard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Standard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tandard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Standard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cust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2-Design1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2-Design1-outline1">
      <style:graphic-properties draw:stroke="solid" svg:stroke-width="0.026cm" svg:stroke-color="#ffffff" svg:stroke-opacity="100%" draw:stroke-linejoin="miter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2-Design1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2-Design1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2-Design1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2-Layout1-cust-Inhal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2-Layout1-cust-Inhalt-title">
      <style:graphic-properties draw:stroke="solid" svg:stroke-width="0.026cm" svg:stroke-color="#ffffff" svg:stroke-opacity="100%" draw:stroke-linejoin="miter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2-Layout1-cust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2-Layout1-cust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2-Layout1-cust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2-Layout2-cust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2-Layout2-cust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2-Layout2-cust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2-Layout2-cust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4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5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loext:graphic-properties draw:fill="solid" draw:fill-color="#cbdbea" draw:opacity="100%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loext:graphic-properties draw:fill="gradient" draw:fill-gradient-name="a73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3.17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22" style:family="paragraph">
      <style:paragraph-properties fo:margin-left="4.44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23" style:family="paragraph">
      <style:paragraph-properties fo:margin-left="5.715cm" fo:margin-right="0cm" fo:margin-top="0.106cm" fo:margin-bottom="0cm" fo:line-height="100%" fo:text-align="start" fo:text-indent="-0.635cm" style:punctuation-wrap="simple" style:writing-mode="lr-tb">
        <style:tab-stops/>
      </style:paragraph-properties>
    </style:style>
    <style:style style:name="MP24" style:family="paragraph">
      <style:paragraph-properties fo:margin-left="0.953cm" fo:margin-right="0cm" fo:margin-top="0.247cm" fo:margin-bottom="0cm" fo:line-height="100%" fo:text-align="center" fo:text-indent="-0.953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normal" style:font-weight-asian="bold" style:font-size-complex="1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color="#a3c1db" fo:font-size="100%"/>
      </text:list-level-style-bullet>
      <text:list-level-style-bullet text:level="2" text:bullet-char="•">
        <style:list-level-properties text:space-before="1.111cm" text:min-label-width="0.953cm"/>
        <style:text-properties fo:color="#a3c1db" fo:font-size="100%"/>
      </text:list-level-style-bullet>
      <text:list-level-style-bullet text:level="3" text:bullet-char="•">
        <style:list-level-properties text:space-before="2.223cm" text:min-label-width="0.953cm"/>
        <style:text-properties fo:color="#a3c1db" fo:font-size="100%"/>
      </text:list-level-style-bullet>
      <text:list-level-style-bullet text:level="4" text:bullet-char="•">
        <style:list-level-properties text:space-before="3.493cm" text:min-label-width="0.953cm"/>
        <style:text-properties fo:color="#a3c1db" fo:font-size="100%"/>
      </text:list-level-style-bullet>
      <text:list-level-style-bullet text:level="5" text:bullet-char="•">
        <style:list-level-properties text:space-before="4.763cm" text:min-label-width="0.953cm"/>
        <style:text-properties fo:color="#a3c1db" fo:font-size="100%"/>
      </text:list-level-style-bullet>
      <text:list-level-style-bullet text:level="6" text:bullet-char="•">
        <style:list-level-properties text:space-before="6.032cm" text:min-label-width="0.953cm"/>
        <style:text-properties fo:color="#a3c1db" fo:font-size="100%"/>
      </text:list-level-style-bullet>
      <text:list-level-style-bullet text:level="7" text:bullet-char="•">
        <style:list-level-properties text:space-before="7.302cm" text:min-label-width="0.953cm"/>
        <style:text-properties fo:color="#a3c1db" fo:font-size="100%"/>
      </text:list-level-style-bullet>
      <text:list-level-style-bullet text:level="8" text:bullet-char="•">
        <style:list-level-properties text:space-before="8.572cm" text:min-label-width="0.953cm"/>
        <style:text-properties fo:color="#a3c1db" fo:font-size="100%"/>
      </text:list-level-style-bullet>
      <text:list-level-style-bullet text:level="9" text:bullet-char="•">
        <style:list-level-properties text:space-before="9.842cm" text:min-label-width="0.953cm"/>
        <style:text-properties fo:color="#a3c1d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fo:color="#53718b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fo:color="#53718b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fo:color="#53718b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fo:color="#53718b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fo:color="#53718b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fo:color="#53718b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fo:color="#53718b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fo:color="#53718b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fo:color="#53718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Rectangle 2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255cm" svg:height="1.27cm" svg:x="10.795cm" svg:y="0cm" presentation:class="date-time">
        <draw:text-box>
          <text:p/>
        </draw:text-box>
      </draw:frame>
      <draw:frame draw:name="Rectangle 4" draw:style-name="Mgr2" draw:text-style-name="MP1" draw:layer="backgroundobjects" svg:width="8.255cm" svg:height="1.27cm" svg:x="0cm" svg:y="24.13cm" presentation:class="footer">
        <draw:text-box>
          <text:p/>
        </draw:text-box>
      </draw:frame>
      <draw:frame draw:name="Rectangle 5" draw:style-name="Mgr2" draw:text-style-name="MP1" draw:layer="backgroundobjects" svg:width="8.255cm" svg:height="1.27cm" svg:x="10.795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Standarddesign" style:page-layout-name="PM1" draw:style-name="Mdp1">
      <draw:frame draw:name="Rectangle 3" presentation:style-name="Mpr1" draw:text-style-name="MP1" draw:layer="backgroundobjects" svg:width="21.4cm" svg:height="13.802cm" svg:x="2.099cm" svg:y="2.924cm" presentation:class="outline">
        <draw:text-box>
          <text:list text:style-name="ML2">
            <text:list-item>
              <text:p text:style-name="MP3"><text:span text:style-name="MT2">Klicken Sie, um die Formate des Vorlagentextes </text:span><text:span text:style-name="MT2">zu bearbeiten</text:span></text:p>
              <text:list>
                <text:list-item>
                  <text:p text:style-name="MP4"><text:span text:style-name="MT3">Zweite Ebene</text:span></text:p>
                  <text:list>
                    <text:list-item>
                      <text:p text:style-name="MP5"><text:span text:style-name="MT4">Dritte Ebene</text:span></text:p>
                      <text:list>
                        <text:list-item>
                          <text:p text:style-name="MP6"><text:span text:style-name="MT4">Vierte Ebene</text:span></text:p>
                          <text:list>
                            <text:list-item>
                              <text:p text:style-name="MP7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3" draw:text-style-name="MP8" draw:layer="backgroundobjects" svg:width="25.4cm" svg:height="1.588cm" svg:x="0cm" svg:y="0cm">
        <text:p/>
        <draw:enhanced-geometry svg:viewBox="0 0 21600 21600" draw:type="non-primitive" draw:enhanced-path="M 0 0 L 21600 0 21600 21600 0 21600 Z N"/>
      </draw:custom-shape>
      <draw:frame draw:name="Rectangle 2" presentation:style-name="Mpr2" draw:text-style-name="MP1" draw:layer="backgroundobjects" svg:width="25.4cm" svg:height="1.27cm" svg:x="0cm" svg:y="0.119cm" presentation:class="title">
        <draw:text-box>
          <text:p text:style-name="MP9"><text:span text:style-name="MT5">HEADING ONE</text:span></text:p>
        </draw:text-box>
      </draw:frame>
      <draw:custom-shape draw:name="Rechteck 8" draw:style-name="Mgr3" draw:text-style-name="MP8" draw:layer="backgroundobjects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12" draw:style-name="Mgr4" draw:text-style-name="MP10" draw:layer="backgroundobjects" draw:type="line" svg:x1="25.4cm" svg:y1="18.058cm" svg:x2="0cm" svg:y2="18.058cm" svg:d="M25400 18058h-25400" svg:viewBox="0 0 25401 1">
        <text:p/>
      </draw:connector>
      <draw:frame draw:name="Rectangle 6" presentation:style-name="Mpr3" draw:text-style-name="MP1" draw:layer="backgroundobjects" svg:width="4.022cm" svg:height="0.847cm" svg:x="20.955cm" svg:y="18.203cm" presentation:class="page-number">
        <draw:text-box>
          <text:p text:style-name="MP2"><text:span text:style-name="MT6"><text:page-number>&lt;number&gt;</text:page-number></text:span><text:span text:style-name="MT6">/18</text:span></text:p>
        </draw:text-box>
      </draw:frame>
      <draw:frame draw:name="Picture 4" draw:style-name="Mgr5" draw:text-style-name="MP10" draw:layer="backgroundobjects" svg:width="3.069cm" svg:height="2.109cm" svg:x="0cm" svg:y="16.941cm">
        <draw:image xlink:href="">
          <text:p/>
        </draw:image>
        <svg:desc>M:\Material\VisLayout\new Vis-Logo\vis-logo_slide.jpg</svg:desc>
      </draw:frame>
      <presentation:notes style:page-layout-name="PM0">
        <draw:frame draw:name="Rectangle 2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Standarddesign-title" draw:layer="backgroundobjects" svg:width="12.7cm" svg:height="9.525cm" svg:x="3.175cm" svg:y="1.905cm" presentation:class="page"/>
        <draw:frame draw:name="Rectangle 5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hteck 5" draw:style-name="Mgr3" draw:text-style-name="MP8" draw:layer="Master1-bg" svg:width="25.4cm" svg:height="1.588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3" draw:text-style-name="MP8" draw:layer="Master1-bg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8" draw:style-name="Mgr4" draw:text-style-name="MP10" draw:layer="Master1-bg" draw:type="line" svg:x1="25.4cm" svg:y1="18.058cm" svg:x2="0cm" svg:y2="18.058cm" svg:d="M25400 18058h-25400" svg:viewBox="0 0 25401 1">
        <text:p/>
      </draw:connector>
      <draw:frame draw:name="Picture 4" draw:style-name="Mgr5" draw:text-style-name="MP10" draw:layer="Master1-bg" svg:width="3.069cm" svg:height="2.109cm" svg:x="0cm" svg:y="16.941cm">
        <draw:image xlink:href="Pictures/100000000000010A000000B7D02B13B03B817C0B.jpg" xlink:type="simple" xlink:show="embed" xlink:actuate="onLoad">
          <text:p/>
        </draw:image>
        <svg:desc>M:\Material\VisLayout\new Vis-Logo\vis-logo_slide.jpg</svg:desc>
      </draw:frame>
      <draw:custom-shape draw:name="Rechteck 3" draw:style-name="Mgr6" draw:text-style-name="MP16" draw:layer="backgroundobjects" svg:width="25.4cm" svg:height="5.159cm" svg:x="0cm" svg:y="6.244cm">
        <text:p/>
        <draw:enhanced-geometry svg:viewBox="0 0 21600 21600" draw:type="non-primitive" draw:enhanced-path="M 0 0 L 21600 0 21600 21600 0 21600 Z N"/>
      </draw:custom-shape>
      <draw:frame draw:name="Titel 1" presentation:style-name="Mpr6" draw:text-style-name="MP1" draw:layer="backgroundobjects" svg:width="21.59cm" svg:height="4.083cm" svg:x="1.984cm" svg:y="6.641cm" presentation:class="title">
        <draw:text-box>
          <text:p text:style-name="MP17"><text:span text:style-name="MT5">Titelmasterformat durch </text:span><text:span text:style-name="MT5">Klicken bearbeiten</text:span></text:p>
        </draw:text-box>
      </draw:frame>
      <draw:frame draw:name="Untertitel 2" presentation:style-name="Mpr7" draw:text-style-name="MP1" draw:layer="backgroundobjects" svg:width="17.78cm" svg:height="4.868cm" svg:x="5.953cm" svg:y="11.404cm" presentation:class="subtitle">
        <draw:text-box>
          <text:p text:style-name="MP18"><text:span text:style-name="MT2">Formatvorlage des Untertitelmasters durch </text:span><text:span text:style-name="MT2">Klicken bearbeiten</text:span></text:p>
        </draw:text-box>
      </draw:frame>
      <draw:frame draw:name="Text Box 7" draw:style-name="Mgr7" draw:text-style-name="MP1" draw:layer="backgroundobjects" svg:width="25.4cm" svg:height="0.727cm" svg:x="0cm" svg:y="18.168cm">
        <draw:text-box>
          <text:p text:style-name="MP19"><text:span text:style-name="MT7">Institut für Simulation und Graphik, Otto-von-Guericke Universität Magdeburg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2.7cm" svg:height="9.525cm" svg:x="3.175cm" svg:y="1.905cm" presentation:class="page"/>
        <draw:frame draw:name="Rectangle 5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Titel-und-Inhalt" style:page-layout-name="PM1" draw:style-name="Mdp1">
      <draw:custom-shape draw:name="Rechteck 6" draw:style-name="Mgr3" draw:text-style-name="MP8" draw:layer="Master1-bg" svg:width="25.4cm" svg:height="1.588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3" draw:text-style-name="MP8" draw:layer="Master1-bg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9" draw:style-name="Mgr4" draw:text-style-name="MP10" draw:layer="Master1-bg" draw:type="line" svg:x1="25.4cm" svg:y1="18.058cm" svg:x2="0cm" svg:y2="18.058cm" svg:d="M25400 18058h-25400" svg:viewBox="0 0 25401 1">
        <text:p/>
      </draw:connector>
      <draw:frame draw:name="Picture 4" draw:style-name="Mgr5" draw:text-style-name="MP10" draw:layer="Master1-bg" svg:width="3.069cm" svg:height="2.109cm" svg:x="0cm" svg:y="16.941cm">
        <draw:image xlink:href="Pictures/100000000000010A000000B75ACF0F61E158FBEA.jpg" xlink:type="simple" xlink:show="embed" xlink:actuate="onLoad">
          <text:p/>
        </draw:image>
        <svg:desc>M:\Material\VisLayout\new Vis-Logo\vis-logo_slide.jpg</svg:desc>
      </draw:frame>
      <draw:frame draw:name="Textfeld 2" draw:style-name="Mgr8" draw:text-style-name="MP1" draw:layer="backgroundobjects" svg:width="2.455cm" svg:height="1.439cm" svg:x="22.901cm" svg:y="18.195cm">
        <draw:text-box>
          <text:p text:style-name="MP20"><text:span text:style-name="MT6"><text:page-number>&lt;number&gt;</text:page-number></text:span><text:span text:style-name="MT6">/7</text:span></text:p>
        </draw:text-box>
      </draw:frame>
      <draw:frame draw:name="Titel 1" presentation:style-name="Mpr11" draw:text-style-name="MP1" draw:layer="backgroundobjects" svg:width="25.4cm" svg:height="1.27cm" svg:x="0cm" svg:y="0.119cm" presentation:class="title">
        <draw:text-box>
          <text:p text:style-name="MP9"><text:span text:style-name="MT5">Titelmasterformat durch </text:span><text:span text:style-name="MT5">Klicken bearbeiten</text:span></text:p>
        </draw:text-box>
      </draw:frame>
      <draw:frame draw:name="Text Box 7" draw:style-name="Mgr7" draw:text-style-name="MP1" draw:layer="backgroundobjects" svg:width="25.4cm" svg:height="0.727cm" svg:x="-0.099cm" svg:y="18.199cm">
        <draw:text-box>
          <text:p text:style-name="MP19"><text:span text:style-name="MT7">Institut für Simulation und Graphik, Otto-von-Guericke Universität Magdeburg</text:span></text:p>
        </draw:text-box>
      </draw:frame>
      <draw:frame draw:name="Inhaltsplatzhalter 7" presentation:style-name="Mpr12" draw:text-style-name="MP1" draw:layer="backgroundobjects" svg:width="23.614cm" svg:height="13.745cm" svg:x="0.794cm" svg:y="2.381cm" presentation:class="title">
        <draw:text-box>
          <text:list text:style-name="ML5">
            <text:list-item>
              <text:p text:style-name="MP3"><text:span text:style-name="MT2">Textmasterformate durch Klicken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presentation:style-name="Master1-Layout2-cust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1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cust-Titel-und-Inhalt-title" draw:layer="backgroundobjects" svg:width="12.7cm" svg:height="9.525cm" svg:x="3.175cm" svg:y="1.905cm" presentation:class="page"/>
        <draw:frame draw:name="Rectangle 5" presentation:style-name="Mpr14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Design1" style:page-layout-name="PM1" draw:style-name="Mdp1">
      <draw:custom-shape draw:name="Rechteck 9" draw:style-name="Mgr3" draw:text-style-name="MP8" draw:layer="backgroundobjects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frame draw:name="Rectangle 2" presentation:style-name="Mpr16" draw:text-style-name="MP1" draw:layer="backgroundobjects" svg:width="25.4cm" svg:height="1.27cm" svg:x="0cm" svg:y="0.256cm" presentation:class="title">
        <draw:text-box>
          <text:p text:style-name="MP9"><text:span text:style-name="MT5">HEADING ONE</text:span></text:p>
        </draw:text-box>
      </draw:frame>
      <draw:frame draw:name="Rectangle 3" presentation:style-name="Mpr17" draw:text-style-name="MP1" draw:layer="backgroundobjects" svg:width="21.4cm" svg:height="13.803cm" svg:x="2.099cm" svg:y="2.923cm" presentation:class="outline">
        <draw:text-box>
          <text:list text:style-name="ML2">
            <text:list-item>
              <text:p text:style-name="MP3"><text:span text:style-name="MT2">Klicken Sie, um die Formate des Vorlagentextes </text:span><text:span text:style-name="MT2">zu bearbeiten</text:span></text:p>
              <text:list>
                <text:list-item>
                  <text:p text:style-name="MP4"><text:span text:style-name="MT4">Zweite Ebene</text:span></text:p>
                  <text:list>
                    <text:list-item>
                      <text:p text:style-name="MP21"><text:span text:style-name="MT8">Dritte Ebene</text:span></text:p>
                      <text:list>
                        <text:list-item>
                          <text:p text:style-name="MP22"><text:span text:style-name="MT9">Vierte Ebene</text:span></text:p>
                          <text:list>
                            <text:list-item>
                              <text:p text:style-name="MP23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Gerade Verbindung 11" draw:style-name="Mgr4" draw:text-style-name="MP10" draw:layer="backgroundobjects" draw:type="line" svg:x1="25.4cm" svg:y1="18.057cm" svg:x2="0cm" svg:y2="18.057cm" svg:d="M25400 18057h-25400" svg:viewBox="0 0 25401 1">
        <text:p/>
      </draw:connector>
      <draw:custom-shape draw:name="Rechteck 10" draw:style-name="Mgr3" draw:text-style-name="MP8" draw:layer="backgroundobjects" svg:width="25.4cm" svg:height="1.588cm" svg:x="0cm" svg:y="0cm">
        <text:p/>
        <draw:enhanced-geometry svg:viewBox="0 0 21600 21600" draw:type="non-primitive" draw:enhanced-path="M 0 0 L 21600 0 21600 21600 0 21600 Z N"/>
      </draw:custom-shape>
      <draw:frame draw:name="Text Box 7" draw:style-name="Mgr7" draw:text-style-name="MP1" draw:layer="backgroundobjects" svg:width="25.4cm" svg:height="0.727cm" svg:x="0cm" svg:y="18.168cm">
        <draw:text-box>
          <text:p text:style-name="MP19"><text:span text:style-name="MT7">Institut für Simulation und Graphik, Otto-von-Guericke Universität Magdeburg</text:span></text:p>
        </draw:text-box>
      </draw:frame>
      <draw:frame draw:name="Textfeld 14" draw:style-name="Mgr9" draw:text-style-name="MP1" draw:layer="backgroundobjects" svg:width="4.363cm" svg:height="0.855cm" svg:x="23.213cm" svg:y="18.137cm">
        <draw:text-box>
          <text:p text:style-name="MP20"><text:span text:style-name="MT6"><text:page-number>&lt;number&gt;</text:page-number></text:span><text:span text:style-name="MT6">/18</text:span></text:p>
        </draw:text-box>
      </draw:frame>
      <presentation:notes style:page-layout-name="PM0">
        <draw:frame draw:name="Rectangle 2" presentation:style-name="Mpr1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2-Design1-title" draw:layer="backgroundobjects" svg:width="12.7cm" svg:height="9.525cm" svg:x="3.175cm" svg:y="1.905cm" presentation:class="page"/>
        <draw:frame draw:name="Rectangle 5" presentation:style-name="Mpr19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-cust-Inhalt" style:page-layout-name="PM1" draw:style-name="Mdp1">
      <draw:custom-shape draw:name="Rechteck 5" draw:style-name="Mgr3" draw:text-style-name="MP8" draw:layer="Master2-bg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7" draw:style-name="Mgr4" draw:text-style-name="MP10" draw:layer="Master2-bg" draw:type="line" svg:x1="25.4cm" svg:y1="18.057cm" svg:x2="0cm" svg:y2="18.057cm" svg:d="M25400 18057h-25400" svg:viewBox="0 0 25401 1">
        <text:p/>
      </draw:connector>
      <draw:custom-shape draw:name="Rechteck 8" draw:style-name="Mgr3" draw:text-style-name="MP8" draw:layer="Master2-bg" svg:width="25.4cm" svg:height="1.588cm" svg:x="0cm" svg:y="0cm">
        <text:p/>
        <draw:enhanced-geometry svg:viewBox="0 0 21600 21600" draw:type="non-primitive" draw:enhanced-path="M 0 0 L 21600 0 21600 21600 0 21600 Z N"/>
      </draw:custom-shape>
      <draw:frame draw:name="Text Box 7" draw:style-name="Mgr7" draw:text-style-name="MP1" draw:layer="Master2-bg" svg:width="25.4cm" svg:height="0.727cm" svg:x="0cm" svg:y="18.168cm">
        <draw:text-box>
          <text:p text:style-name="MP19"><text:span text:style-name="MT7">Institut für Simulation und Graphik, Otto-von-Guericke Universität Magdeburg</text:span></text:p>
        </draw:text-box>
      </draw:frame>
      <draw:frame draw:name="Textfeld 11" draw:style-name="Mgr9" draw:text-style-name="MP1" draw:layer="Master2-bg" svg:width="4.363cm" svg:height="0.855cm" svg:x="23.213cm" svg:y="18.137cm">
        <draw:text-box>
          <text:p text:style-name="MP20"><text:span text:style-name="MT6"><text:page-number>&lt;number&gt;</text:page-number></text:span><text:span text:style-name="MT6">/18</text:span></text:p>
        </draw:text-box>
      </draw:frame>
      <draw:frame draw:name="Picture 4" draw:style-name="Mgr5" draw:text-style-name="MP10" draw:layer="backgroundobjects" svg:width="3.069cm" svg:height="2.109cm" svg:x="-0.018cm" svg:y="16.941cm">
        <draw:image xlink:href="">
          <text:p/>
        </draw:image>
        <svg:desc>M:\Material\VisLayout\new Vis-Logo\vis-logo_slide.jpg</svg:desc>
      </draw:frame>
      <draw:frame draw:name="Inhaltsplatzhalter 6" presentation:style-name="Mpr21" draw:text-style-name="MP1" draw:layer="backgroundobjects" svg:width="24.368cm" svg:height="1.402cm" svg:x="0.45cm" svg:y="0.079cm" presentation:class="title">
        <draw:text-box>
          <text:p text:style-name="MP24"><text:span text:style-name="MT11">Titel durch Klicken bearbeiten</text:span></text:p>
        </draw:text-box>
      </draw:frame>
      <draw:frame draw:name="Inhaltsplatzhalter 9" presentation:style-name="Mpr22" draw:text-style-name="MP1" draw:layer="backgroundobjects" svg:width="23.283cm" svg:height="13.996cm" svg:x="1.138cm" svg:y="2.461cm" presentation:class="title">
        <draw:text-box>
          <text:list text:style-name="ML6">
            <text:list-item>
              <text:p text:style-name="MP3"><text:span text:style-name="MT2">Textmasterformate durch Klicken </text:span><text:span text:style-name="MT2">bearbeiten</text:span><text:span text:style-name="MT2"><text:line-break/></text:span><text:span text:style-name="MT4">Zweite Ebene</text:span><text:span text:style-name="MT4"><text:line-break/></text:span><text:span text:style-name="MT8">Dritte Ebene</text:span><text:span text:style-name="MT8"><text:line-break/></text:span><text:span text:style-name="MT9">Vierte Ebene</text:span><text:span text:style-name="MT9"><text:line-break/></text:span><text:span text:style-name="MT10">Fünfte Ebene</text:span></text:p>
            </text:list-item>
          </text:list>
        </draw:text-box>
      </draw:frame>
      <presentation:notes style:page-layout-name="PM0">
        <draw:frame draw:name="Rectangle 2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3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2-Layout1-cust-Inhalt-title" draw:layer="backgroundobjects" svg:width="12.7cm" svg:height="9.525cm" svg:x="3.175cm" svg:y="1.905cm" presentation:class="page"/>
        <draw:frame draw:name="Rectangle 5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2-cust-Titel" style:page-layout-name="PM1" draw:style-name="Mdp1">
      <draw:custom-shape draw:name="Rechteck 2" draw:style-name="Mgr3" draw:text-style-name="MP8" draw:layer="Master2-bg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3" draw:style-name="Mgr4" draw:text-style-name="MP10" draw:layer="Master2-bg" draw:type="line" svg:x1="25.4cm" svg:y1="18.057cm" svg:x2="0cm" svg:y2="18.057cm" svg:d="M25400 18057h-25400" svg:viewBox="0 0 25401 1">
        <text:p/>
      </draw:connector>
      <draw:custom-shape draw:name="Rechteck 4" draw:style-name="Mgr3" draw:text-style-name="MP8" draw:layer="Master2-bg" svg:width="25.4cm" svg:height="1.588cm" svg:x="0cm" svg:y="0cm">
        <text:p/>
        <draw:enhanced-geometry svg:viewBox="0 0 21600 21600" draw:type="non-primitive" draw:enhanced-path="M 0 0 L 21600 0 21600 21600 0 21600 Z N"/>
      </draw:custom-shape>
      <draw:frame draw:name="Text Box 7" draw:style-name="Mgr7" draw:text-style-name="MP1" draw:layer="Master2-bg" svg:width="25.4cm" svg:height="0.727cm" svg:x="0cm" svg:y="18.168cm">
        <draw:text-box>
          <text:p text:style-name="MP19"><text:span text:style-name="MT7">Institut für Simulation und Graphik, Otto-von-Guericke Universität Magdeburg</text:span></text:p>
        </draw:text-box>
      </draw:frame>
      <draw:frame draw:name="Textfeld 6" draw:style-name="Mgr9" draw:text-style-name="MP1" draw:layer="Master2-bg" svg:width="4.363cm" svg:height="0.855cm" svg:x="23.213cm" svg:y="18.137cm">
        <draw:text-box>
          <text:p text:style-name="MP20"><text:span text:style-name="MT6"><text:page-number>&lt;number&gt;</text:page-number></text:span><text:span text:style-name="MT6">/18</text:span></text:p>
        </draw:text-box>
      </draw:frame>
      <draw:frame draw:name="Titel 1" presentation:style-name="Mpr26" draw:text-style-name="MP1" draw:layer="backgroundobjects" svg:width="21.59cm" svg:height="4.083cm" svg:x="1.905cm" svg:y="5.918cm" presentation:class="title">
        <draw:text-box>
          <text:p text:style-name="MP9"><text:span text:style-name="MT5">Titelmasterformat durch </text:span><text:span text:style-name="MT5">Klicken bearbeiten</text:span></text:p>
        </draw:text-box>
      </draw:frame>
      <presentation:notes style:page-layout-name="PM0">
        <draw:frame draw:name="Rectangle 2" presentation:style-name="Mpr2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2-Layout2-cust-Titel-title" draw:layer="backgroundobjects" svg:width="12.7cm" svg:height="9.525cm" svg:x="3.175cm" svg:y="1.905cm" presentation:class="page"/>
        <draw:frame draw:name="Rectangle 5" presentation:style-name="Mpr28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owerPoint-Präsentation</dc:title>
    <meta:initial-creator>Ragnar</meta:initial-creator>
    <meta:creation-date>2003-10-21T09:04:04Z</meta:creation-date>
    <dc:date>2017-06-07T11:38:12.168604335</dc:date>
    <meta:editing-cycles>1208</meta:editing-cycles>
    <meta:editing-duration>P1DT14H31M27S</meta:editing-duration>
    <meta:document-statistic meta:object-count="125"/>
    <meta:template xlink:type="simple" xlink:actuate="onRequest" xlink:title="" xlink:href="Flow"/>
  </office:meta>
</office:document-meta>
</file>